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rsid="0016997f" officeooo:paragraph-rsid="0016997f"/>
    </style:style>
    <style:style style:name="P2" style:family="paragraph" style:parent-style-name="Preformatted_20_Text">
      <style:paragraph-properties fo:text-align="center" style:justify-single-word="false"/>
      <style:text-properties officeooo:rsid="0016997f" officeooo:paragraph-rsid="0016997f"/>
    </style:style>
    <style:style style:name="T1" style:family="text">
      <style:text-properties officeooo:rsid="00193e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ões do Kernel</text:p>
      <text:p text:style-name="P1"/>
      <text:p text:style-name="P1">A versão do kernel pode ser dividida em quatro seções:</text:p>
      <text:p text:style-name="P1"/>
      <text:p text:style-name="P1">Versão principal – <text:span text:style-name="T1">O primeiro </text:span>número <text:span text:style-name="T1">corresponde </text:span>a versão principal;</text:p>
      <text:p text:style-name="P1"/>
      <text:p text:style-name="P1">Versão secundária – <text:span text:style-name="T1">O segundo </text:span>a versão secundária;</text:p>
      <text:p text:style-name="P1"/>
      <text:p text:style-name="P1">Número de subnível – Esse número indica a interação atual do kernel.</text:p>
      <text:p text:style-name="P1"/>
      <text:p text:style-name="P1">Nível de versão extra – É o número que representa uma coleção de emendas e adições efetuadas no kernel pelos engenheiros. Cada coleção é numerada, e o número é indicado aqui no nome.</text:p>
      <text:p text:style-name="P1"/>
      <text:p text:style-name="P1">Exemplo usado: 2.4.20-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7:20:38.469222964</dc:date>
    <dc:creator>Lenon Ricardo</dc:creator>
    <meta:editing-duration>PT5M53S</meta:editing-duration>
    <meta:editing-cycles>3</meta:editing-cycles>
    <meta:generator>LibreOffice/5.0.3.2$Linux_X86_64 LibreOffice_project/e5f16313668ac592c1bfb310f4390624e3dbfb75</meta:generator>
    <meta:document-statistic meta:table-count="0" meta:image-count="0" meta:object-count="0" meta:page-count="1" meta:paragraph-count="7" meta:word-count="75" meta:character-count="462" meta:non-whitespace-character-count="390"/>
  </office:meta>
</office:document-meta>
</file>